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Tools</text:span></text:p>
      <text:p text:style-name="P1"><text:span text:style-name="T1"/></text:p>
      <text:p text:style-name="P1"><text:span text:style-name="T2">1. Introduction</text:span><text:span text:style-name="T3"/></text:p>
      <text:p text:style-name="P1"><text:span text:style-name="T3">This work product will define and specify the tools and technologies required for the ideal implementation of the under-development web application UnBSense. Each choice or suggestion will be properly justified in order for the platform be better understood as a whole. The required pieces of software will be utilized in almost all stages of the software product develpment process ranging from prototyping to deployment.</text:span></text:p>
      <text:p text:style-name="P1"><text:span text:style-name="T3"/></text:p>
      <text:p text:style-name="P1"><text:span text:style-name="T3">(Maybe include later tools used in use-case modeling (astah?))</text:span></text:p>
      <text:p text:style-name="P1"><text:span text:style-name="T3"/></text:p>
      <text:p text:style-name="P1"><text:span text:style-name="T4">1.1. Prototyping</text:span><text:span text:style-name="T5"/></text:p>
      <text:p text:style-name="P1"><text:span text:style-name="T5">For graphical sketching and user interface prototyping, the development team elected<text:s/></text:span><text:span text:style-name="T6">Adobe Experience Design</text:span><text:span text:style-name="T7">. The tool is a simple and yet powerfull software application developed by Adobe. It allows developers and designers to quickly prototype, experiment and ultimately, build the finished screens and user interfaces for the application. Furthermore, this application is free to use, which will keep the total cost of our platform down.</text:span></text:p>
      <text:p text:style-name="P1"><text:span text:style-name="T7"/></text:p>
      <text:p text:style-name="P1"><text:span text:style-name="T8">1.2. Front End</text:span></text:p>
      <text:p text:style-name="P1"><text:span text:style-name="T9">Considering UnBSense is a web application, the team is, fortunately or not, limited to a few modern, validated and production-ready Javascript frameworks. We've selected Google's<text:s/></text:span><text:span text:style-name="T10">Angular version 6<text:s/></text:span><text:span text:style-name="T11">to build the user interfaces of the application. Angular 6 is a javascript framework that allows us to develop well-structured and complex web apps with ease. Angular presents us not only the tools but also design patterns to build the project in a maintainable and faster fashion.</text:span></text:p>
      <text:p text:style-name="P1"><text:span text:style-name="T12"/></text:p>
      <text:p text:style-name="P1"><text:span text:style-name="T12">1.3. Back End</text:span></text:p>
      <text:p text:style-name="P1"><text:span text:style-name="T13">UnBSense's frond end interface will be fed with data provided by an API exposed by the back end. We have selected this back end server to be<text:s/></text:span><text:span text:style-name="T14">Django</text:span><text:span text:style-name="T15">, which is a popular Python web framework that encourages rapid development of complex applications. Using a Python based web back end will allow us to easily implement the necessary and sophisticated data processing strategies that will rely on machine learning techniques, since Python is the go-to language for this type software application as it's community provides a vast range of libraries and frameworks.</text:span></text:p>
      <text:p text:style-name="P1"><text:span text:style-name="T16"/></text:p>
      <text:p text:style-name="P1"><text:span text:style-name="T16">1.4. Database Management System (DBMS)</text:span></text:p>
      <text:p text:style-name="P1"><text:span text:style-name="T17">UnBSense is a web application that will handle large volumes of data that will be originated mostly from social networks. Thus, the platform requires a robust DBMS that fullfills these requirements. A DBMS that is often paired with the previous pieces of software mentioned is MongoDB. It handles very well large volumes of data, is structured adhering to object oriented philosophy and it is efficient, agile and scalable. </text:span></text:p>
      <text:p text:style-name="P1"><text:span text:style-name="T17"/></text:p>
      <text:p text:style-name="P1"><text:span text:style-name="T18">1.5 Application deployment</text:span></text:p>
      <text:p text:style-name="P1"><text:span text:style-name="T19">This project's software platform requires consistent availability and low response times to requests. There are quite a few companies that povide application hosting as-a-service. Since UnBSense is dependent on these requirements, the development team opted to go with the best company on the market: Amazon. UnBSense will be deployed on an Ubuntu instance hosted on Amazon Web Services. It provides high quality hosting with a fair price.</text:span><text:span text:style-name="T20"/></text:p>
      <text:p text:style-name="P1"><text:span text:style-name="T20"/></text:p>
      <text:p text:style-name="P1"><text:span text:style-name="T20">1.6 Application testing (TODO)</text:span><text:span text:style-name="T21"/></text:p>
      <text:p text:style-name="P1"><text:span text:style-name="T21"/></text:p>
      <text:p text:style-name="P1"><text:span text:style-name="T21"/></text:p>
      <text:p text:style-name="P1"><text:span text:style-name="T21"/></text:p>
      <text:p text:style-name="P1"><text:span text:style-name="T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